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Аркуш1" table:style-name="ta1">
        <table:table-column table:style-name="co1" table:number-columns-repeated="18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table:formula="of:=[.A1]/260"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table:formula="of:=1/[.C1]" office:value-type="float" office:value="0.8" calcext:value-type="float">
            <text:p>0.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F1]/260" office:value-type="float" office:value="0.173076923076923" calcext:value-type="float">
            <text:p>0.173076923076923</text:p>
          </table:table-cell>
          <table:table-cell table:formula="of:=1-[.G1]" office:value-type="float" office:value="0.826923076923077" calcext:value-type="float">
            <text:p>0.826923076923077</text:p>
          </table:table-cell>
          <table:table-cell table:formula="of:=1/[.H1]" office:value-type="float" office:value="1.2093023255814" calcext:value-type="float">
            <text:p>1.2093023255814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formula="of:=[.L1]/9.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66.66666666667" calcext:value-type="float">
            <text:p>5066.666666666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F2]/260" office:value-type="float" office:value="0.176923076923077" calcext:value-type="float">
            <text:p>0.176923076923077</text:p>
          </table:table-cell>
          <table:table-cell table:formula="of:=1-[.G2]" office:value-type="float" office:value="0.823076923076923" calcext:value-type="float">
            <text:p>0.823076923076923</text:p>
          </table:table-cell>
          <table:table-cell table:formula="of:=1/[.H2]" office:value-type="float" office:value="1.21495327102804" calcext:value-type="float">
            <text:p>1.2149532710280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L2]/9.5" office:value-type="float" office:value="1.57894736842105" calcext:value-type="float">
            <text:p>1.57894736842105</text:p>
          </table:table-cell>
          <table:table-cell office:value-type="float" office:value="4000" calcext:value-type="float">
            <text:p>4000</text:p>
          </table:table-cell>
          <table:table-cell table:formula="of:=1-1/[.M2]" office:value-type="float" office:value="0.366666666666667" calcext:value-type="float">
            <text:p>0.366666666666667</text:p>
          </table:table-cell>
          <table:table-cell table:formula="of:=1-[.P1]/(4000+[.N2])" office:value-type="float" office:value="0.366666666666667" calcext:value-type="float">
            <text:p>0.366666666666667</text:p>
          </table:table-cell>
          <table:table-cell table:formula="of:=[.P2]-[.O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F3]/260" office:value-type="float" office:value="0.180769230769231" calcext:value-type="float">
            <text:p>0.180769230769231</text:p>
          </table:table-cell>
          <table:table-cell table:formula="of:=1-[.G3]" office:value-type="float" office:value="0.819230769230769" calcext:value-type="float">
            <text:p>0.819230769230769</text:p>
          </table:table-cell>
          <table:table-cell table:formula="of:=1/[.H3]" office:value-type="float" office:value="1.22065727699531" calcext:value-type="float">
            <text:p>1.220657276995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F4]/260" office:value-type="float" office:value="0.184615384615385" calcext:value-type="float">
            <text:p>0.184615384615385</text:p>
          </table:table-cell>
          <table:table-cell table:formula="of:=1-[.G4]" office:value-type="float" office:value="0.815384615384615" calcext:value-type="float">
            <text:p>0.815384615384615</text:p>
          </table:table-cell>
          <table:table-cell table:formula="of:=1/[.H4]" office:value-type="float" office:value="1.22641509433962" calcext:value-type="float">
            <text:p>1.22641509433962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formula="of:=261.3*(1-[.P1]/(4000+[.N4]))" office:value-type="float" office:value="95.81" calcext:value-type="float">
            <text:p>95.81</text:p>
          </table:table-cell>
          <table:table-cell table:formula="of:=[.O4]/30.6161500191351" office:value-type="float" office:value="3.129394125" calcext:value-type="float">
            <text:p>3.1293941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F5]/260" office:value-type="float" office:value="0.188461538461538" calcext:value-type="float">
            <text:p>0.188461538461538</text:p>
          </table:table-cell>
          <table:table-cell table:formula="of:=1-[.G5]" office:value-type="float" office:value="0.811538461538462" calcext:value-type="float">
            <text:p>0.811538461538462</text:p>
          </table:table-cell>
          <table:table-cell table:formula="of:=1/[.H5]" office:value-type="float" office:value="1.23222748815166" calcext:value-type="float">
            <text:p>1.232227488151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F6]/260" office:value-type="float" office:value="0.192307692307692" calcext:value-type="float">
            <text:p>0.192307692307692</text:p>
          </table:table-cell>
          <table:table-cell table:formula="of:=1-[.G6]" office:value-type="float" office:value="0.807692307692308" calcext:value-type="float">
            <text:p>0.807692307692308</text:p>
          </table:table-cell>
          <table:table-cell table:formula="of:=1/[.H6]" office:value-type="float" office:value="1.23809523809524" calcext:value-type="float">
            <text:p>1.23809523809524</text:p>
          </table:table-cell>
          <table:table-cell table:number-columns-repeated="5"/>
          <table:table-cell table:style-name="ce1" office:value-type="string" calcext:value-type="string">
            <text:p>261.3*(1-4000/(4000+V_10))</text:p>
          </table:table-cell>
          <table:table-cell office:value-type="float" office:value="0" calcext:value-type="float">
            <text:p>0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F7]/260" office:value-type="float" office:value="0.196153846153846" calcext:value-type="float">
            <text:p>0.196153846153846</text:p>
          </table:table-cell>
          <table:table-cell table:formula="of:=1-[.G7]" office:value-type="float" office:value="0.803846153846154" calcext:value-type="float">
            <text:p>0.803846153846154</text:p>
          </table:table-cell>
          <table:table-cell table:formula="of:=1/[.H7]" office:value-type="float" office:value="1.24401913875598" calcext:value-type="float">
            <text:p>1.244019138755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F8]/260" office:value-type="float" office:value="0.2" calcext:value-type="float">
            <text:p>0.2</text:p>
          </table:table-cell>
          <table:table-cell table:formula="of:=1-[.G8]" office:value-type="float" office:value="0.8" calcext:value-type="float">
            <text:p>0.8</text:p>
          </table:table-cell>
          <table:table-cell table:formula="of:=1/[.H8]" office:value-type="float" office:value="1.25" calcext:value-type="float">
            <text:p>1.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F9]/260" office:value-type="float" office:value="0.203846153846154" calcext:value-type="float">
            <text:p>0.203846153846154</text:p>
          </table:table-cell>
          <table:table-cell table:formula="of:=1-[.G9]" office:value-type="float" office:value="0.796153846153846" calcext:value-type="float">
            <text:p>0.796153846153846</text:p>
          </table:table-cell>
          <table:table-cell table:formula="of:=1/[.H9]" office:value-type="float" office:value="1.256038647343" calcext:value-type="float">
            <text:p>1.256038647343</text:p>
          </table:table-cell>
          <table:table-cell table:number-columns-repeated="3"/>
          <table:table-cell table:formula="of:=[.M10]*9.5" office:value-type="float" office:value="15.3896465944542" calcext:value-type="float">
            <text:p>15.38964659445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F10]/260" office:value-type="float" office:value="0.207692307692308" calcext:value-type="float">
            <text:p>0.207692307692308</text:p>
          </table:table-cell>
          <table:table-cell table:formula="of:=1-[.G10]" office:value-type="float" office:value="0.792307692307692" calcext:value-type="float">
            <text:p>0.792307692307692</text:p>
          </table:table-cell>
          <table:table-cell table:formula="of:=1/[.H10]" office:value-type="float" office:value="1.2621359223301" calcext:value-type="float">
            <text:p>1.2621359223301</text:p>
          </table:table-cell>
          <table:table-cell table:number-columns-repeated="3"/>
          <table:table-cell office:value-type="float" office:value="1.61996279941623" calcext:value-type="float">
            <text:p>1.619962799416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F11]/260" office:value-type="float" office:value="0.211538461538462" calcext:value-type="float">
            <text:p>0.211538461538462</text:p>
          </table:table-cell>
          <table:table-cell table:formula="of:=1-[.G11]" office:value-type="float" office:value="0.788461538461538" calcext:value-type="float">
            <text:p>0.788461538461538</text:p>
          </table:table-cell>
          <table:table-cell table:formula="of:=1/[.H11]" office:value-type="float" office:value="1.26829268292683" calcext:value-type="float">
            <text:p>1.26829268292683</text:p>
          </table:table-cell>
          <table:table-cell table:number-columns-repeated="3"/>
          <table:table-cell table:formula="of:=261.3*(1-1/[.M10])" office:value-type="float" office:value="99.9999997196469" calcext:value-type="float">
            <text:p>99.99999971964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F12]/260" office:value-type="float" office:value="0.215384615384615" calcext:value-type="float">
            <text:p>0.215384615384615</text:p>
          </table:table-cell>
          <table:table-cell table:formula="of:=1-[.G12]" office:value-type="float" office:value="0.784615384615385" calcext:value-type="float">
            <text:p>0.784615384615385</text:p>
          </table:table-cell>
          <table:table-cell table:formula="of:=1/[.H12]" office:value-type="float" office:value="1.27450980392157" calcext:value-type="float">
            <text:p>1.2745098039215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F13]/260" office:value-type="float" office:value="0.219230769230769" calcext:value-type="float">
            <text:p>0.219230769230769</text:p>
          </table:table-cell>
          <table:table-cell table:formula="of:=1-[.G13]" office:value-type="float" office:value="0.780769230769231" calcext:value-type="float">
            <text:p>0.780769230769231</text:p>
          </table:table-cell>
          <table:table-cell table:formula="of:=1/[.H13]" office:value-type="float" office:value="1.2807881773399" calcext:value-type="float">
            <text:p>1.280788177339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F14]/260" office:value-type="float" office:value="0.223076923076923" calcext:value-type="float">
            <text:p>0.223076923076923</text:p>
          </table:table-cell>
          <table:table-cell table:formula="of:=1-[.G14]" office:value-type="float" office:value="0.776923076923077" calcext:value-type="float">
            <text:p>0.776923076923077</text:p>
          </table:table-cell>
          <table:table-cell table:formula="of:=1/[.H14]" office:value-type="float" office:value="1.28712871287129" calcext:value-type="float">
            <text:p>1.2871287128712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F15]/260" office:value-type="float" office:value="0.226923076923077" calcext:value-type="float">
            <text:p>0.226923076923077</text:p>
          </table:table-cell>
          <table:table-cell table:formula="of:=1-[.G15]" office:value-type="float" office:value="0.773076923076923" calcext:value-type="float">
            <text:p>0.773076923076923</text:p>
          </table:table-cell>
          <table:table-cell table:formula="of:=1/[.H15]" office:value-type="float" office:value="1.29353233830846" calcext:value-type="float">
            <text:p>1.293532338308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F16]/260" office:value-type="float" office:value="0.230769230769231" calcext:value-type="float">
            <text:p>0.230769230769231</text:p>
          </table:table-cell>
          <table:table-cell table:formula="of:=1-[.G16]" office:value-type="float" office:value="0.769230769230769" calcext:value-type="float">
            <text:p>0.769230769230769</text:p>
          </table:table-cell>
          <table:table-cell table:formula="of:=1/[.H16]"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F17]/260" office:value-type="float" office:value="0.234615384615385" calcext:value-type="float">
            <text:p>0.234615384615385</text:p>
          </table:table-cell>
          <table:table-cell table:formula="of:=1-[.G17]" office:value-type="float" office:value="0.765384615384615" calcext:value-type="float">
            <text:p>0.765384615384615</text:p>
          </table:table-cell>
          <table:table-cell table:formula="of:=1/[.H17]" office:value-type="float" office:value="1.30653266331658" calcext:value-type="float">
            <text:p>1.306532663316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F18]/260" office:value-type="float" office:value="0.238461538461538" calcext:value-type="float">
            <text:p>0.238461538461538</text:p>
          </table:table-cell>
          <table:table-cell table:formula="of:=1-[.G18]" office:value-type="float" office:value="0.761538461538462" calcext:value-type="float">
            <text:p>0.761538461538462</text:p>
          </table:table-cell>
          <table:table-cell table:formula="of:=1/[.H18]" office:value-type="float" office:value="1.31313131313131" calcext:value-type="float">
            <text:p>1.313131313131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F19]/260" office:value-type="float" office:value="0.242307692307692" calcext:value-type="float">
            <text:p>0.242307692307692</text:p>
          </table:table-cell>
          <table:table-cell table:formula="of:=1-[.G19]" office:value-type="float" office:value="0.757692307692308" calcext:value-type="float">
            <text:p>0.757692307692308</text:p>
          </table:table-cell>
          <table:table-cell table:formula="of:=1/[.H19]" office:value-type="float" office:value="1.31979695431472" calcext:value-type="float">
            <text:p>1.319796954314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F20]/260" office:value-type="float" office:value="0.246153846153846" calcext:value-type="float">
            <text:p>0.246153846153846</text:p>
          </table:table-cell>
          <table:table-cell table:formula="of:=1-[.G20]" office:value-type="float" office:value="0.753846153846154" calcext:value-type="float">
            <text:p>0.753846153846154</text:p>
          </table:table-cell>
          <table:table-cell table:formula="of:=1/[.H20]" office:value-type="float" office:value="1.3265306122449" calcext:value-type="float">
            <text:p>1.32653061224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F21]/260" office:value-type="float" office:value="0.25" calcext:value-type="float">
            <text:p>0.25</text:p>
          </table:table-cell>
          <table:table-cell table:formula="of:=1-[.G21]" office:value-type="float" office:value="0.75" calcext:value-type="float">
            <text:p>0.75</text:p>
          </table:table-cell>
          <table:table-cell table:formula="of:=1/[.H21]" office:value-type="float" office:value="1.33333333333333" calcext:value-type="float">
            <text:p>1.333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F22]/260" office:value-type="float" office:value="0.253846153846154" calcext:value-type="float">
            <text:p>0.253846153846154</text:p>
          </table:table-cell>
          <table:table-cell table:formula="of:=1-[.G22]" office:value-type="float" office:value="0.746153846153846" calcext:value-type="float">
            <text:p>0.746153846153846</text:p>
          </table:table-cell>
          <table:table-cell table:formula="of:=1/[.H22]" office:value-type="float" office:value="1.34020618556701" calcext:value-type="float">
            <text:p>1.340206185567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F23]/260" office:value-type="float" office:value="0.257692307692308" calcext:value-type="float">
            <text:p>0.257692307692308</text:p>
          </table:table-cell>
          <table:table-cell table:formula="of:=1-[.G23]" office:value-type="float" office:value="0.742307692307692" calcext:value-type="float">
            <text:p>0.742307692307692</text:p>
          </table:table-cell>
          <table:table-cell table:formula="of:=1/[.H23]" office:value-type="float" office:value="1.34715025906736" calcext:value-type="float">
            <text:p>1.347150259067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F24]/260" office:value-type="float" office:value="0.261538461538462" calcext:value-type="float">
            <text:p>0.261538461538462</text:p>
          </table:table-cell>
          <table:table-cell table:formula="of:=1-[.G24]" office:value-type="float" office:value="0.738461538461539" calcext:value-type="float">
            <text:p>0.738461538461539</text:p>
          </table:table-cell>
          <table:table-cell table:formula="of:=1/[.H24]" office:value-type="float" office:value="1.35416666666667" calcext:value-type="float">
            <text:p>1.35416666666667</text:p>
          </table:table-cell>
          <table:table-cell table:number-columns-repeated="3"/>
          <table:table-cell office:value-type="float" office:value="2068" calcext:value-type="float">
            <text:p>2068</text:p>
          </table:table-cell>
          <table:table-cell office:value-type="string" calcext:value-type="string">
            <text:p>14b</text:p>
          </table:table-cell>
          <table:table-cell table:formula="of:=HEX2DEC([.N24])" office:value-type="float" office:value="331" calcext:value-type="float">
            <text:p>331</text:p>
          </table:table-cell>
          <table:table-cell table:formula="of:=[.M24]/[.O24]" office:value-type="float" office:value="6.24773413897281" calcext:value-type="float">
            <text:p>6.247734138972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F25]/260" office:value-type="float" office:value="0.265384615384615" calcext:value-type="float">
            <text:p>0.265384615384615</text:p>
          </table:table-cell>
          <table:table-cell table:formula="of:=1-[.G25]" office:value-type="float" office:value="0.734615384615385" calcext:value-type="float">
            <text:p>0.734615384615385</text:p>
          </table:table-cell>
          <table:table-cell table:formula="of:=1/[.H25]" office:value-type="float" office:value="1.36125654450262" calcext:value-type="float">
            <text:p>1.361256544502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F26]/260" office:value-type="float" office:value="0.269230769230769" calcext:value-type="float">
            <text:p>0.269230769230769</text:p>
          </table:table-cell>
          <table:table-cell table:formula="of:=1-[.G26]" office:value-type="float" office:value="0.730769230769231" calcext:value-type="float">
            <text:p>0.730769230769231</text:p>
          </table:table-cell>
          <table:table-cell table:formula="of:=1/[.H26]" office:value-type="float" office:value="1.36842105263158" calcext:value-type="float">
            <text:p>1.36842105263158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/>
          <table:table-cell table:formula="of:=[.M26]/[.P24]" office:value-type="float" office:value="272.098646034816" calcext:value-type="float">
            <text:p>272.098646034816</text:p>
          </table:table-cell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HEX2DEC([.K33])"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[.L33]*[.M34]/[.M33]" office:value-type="float" office:value="504" calcext:value-type="float">
            <text:p>50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9:17:25.844705011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17:27.427591994</meta:creation-date>
    <meta:editing-duration>PT3H12M58S</meta:editing-duration>
    <meta:editing-cycles>5</meta:editing-cycles>
    <meta:generator>LibreOffice/5.2.2.2.0$Linux_X86_64 LibreOffice_project/20m0$Build-2</meta:generator>
    <dc:date>2016-11-05T22:42:33.370026927</dc:date>
    <meta:document-statistic meta:table-count="1" meta:cell-count="139" meta:object-count="0"/>
  </office:meta>
</office:document-meta>
</file>